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d93" officeooo:paragraph-rsid="00165d93"/>
    </style:style>
    <style:style style:name="P2" style:family="paragraph" style:parent-style-name="Standard">
      <style:text-properties officeooo:rsid="0018ba3a" officeooo:paragraph-rsid="0018ba3a"/>
    </style:style>
    <style:style style:name="P3" style:family="paragraph" style:parent-style-name="Standard">
      <style:text-properties officeooo:rsid="00192793" officeooo:paragraph-rsid="00192793"/>
    </style:style>
    <style:style style:name="P4" style:family="paragraph" style:parent-style-name="Standard">
      <style:text-properties officeooo:rsid="00192793" officeooo:paragraph-rsid="001a6fa7"/>
    </style:style>
    <style:style style:name="P5" style:family="paragraph" style:parent-style-name="Standard">
      <style:text-properties officeooo:rsid="001a6fa7" officeooo:paragraph-rsid="001aea9f"/>
    </style:style>
    <style:style style:name="P6" style:family="paragraph" style:parent-style-name="Standard">
      <style:text-properties officeooo:rsid="001a6fa7" officeooo:paragraph-rsid="001a6fa7"/>
    </style:style>
    <style:style style:name="P7" style:family="paragraph" style:parent-style-name="Standard">
      <style:text-properties officeooo:rsid="001aea9f" officeooo:paragraph-rsid="001aea9f"/>
    </style:style>
    <style:style style:name="P8" style:family="paragraph" style:parent-style-name="Standard">
      <style:text-properties officeooo:rsid="001e4cff" officeooo:paragraph-rsid="001e4cff"/>
    </style:style>
    <style:style style:name="P9" style:family="paragraph" style:parent-style-name="Standard">
      <style:text-properties officeooo:rsid="001fa76c" officeooo:paragraph-rsid="001fa76c"/>
    </style:style>
    <style:style style:name="P10" style:family="paragraph" style:parent-style-name="Standard">
      <style:text-properties officeooo:rsid="0020d1d9" officeooo:paragraph-rsid="0020d1d9"/>
    </style:style>
    <style:style style:name="P11" style:family="paragraph" style:parent-style-name="Standard">
      <style:text-properties officeooo:rsid="00182e06" officeooo:paragraph-rsid="00182e06"/>
    </style:style>
    <style:style style:name="P12" style:family="paragraph" style:parent-style-name="Standard">
      <style:text-properties officeooo:rsid="002219c1" officeooo:paragraph-rsid="002219c1"/>
    </style:style>
    <style:style style:name="P13" style:family="paragraph" style:parent-style-name="Standard">
      <style:text-properties officeooo:rsid="0023bbf3" officeooo:paragraph-rsid="0023bbf3"/>
    </style:style>
    <style:style style:name="P14" style:family="paragraph" style:parent-style-name="Standard">
      <style:text-properties officeooo:rsid="001dc586" officeooo:paragraph-rsid="001dc586"/>
    </style:style>
    <style:style style:name="P15" style:family="paragraph" style:parent-style-name="Standard">
      <style:text-properties officeooo:rsid="00242ad6" officeooo:paragraph-rsid="00242ad6"/>
    </style:style>
    <style:style style:name="P16" style:family="paragraph" style:parent-style-name="Standard">
      <style:text-properties officeooo:rsid="0025a365" officeooo:paragraph-rsid="0025a365"/>
    </style:style>
    <style:style style:name="P17" style:family="paragraph" style:parent-style-name="Standard">
      <style:text-properties officeooo:rsid="002a154b" officeooo:paragraph-rsid="002a154b"/>
    </style:style>
    <style:style style:name="P18" style:family="paragraph" style:parent-style-name="Standard">
      <style:text-properties officeooo:rsid="002a1e07" officeooo:paragraph-rsid="002a1e07"/>
    </style:style>
    <style:style style:name="P19" style:family="paragraph" style:parent-style-name="Standard">
      <style:text-properties officeooo:rsid="002bd944" officeooo:paragraph-rsid="002bd944"/>
    </style:style>
    <style:style style:name="P20" style:family="paragraph" style:parent-style-name="Standard">
      <style:text-properties officeooo:rsid="002ced33" officeooo:paragraph-rsid="002ced33"/>
    </style:style>
    <style:style style:name="P21" style:family="paragraph" style:parent-style-name="Standard">
      <style:text-properties officeooo:rsid="002d0581" officeooo:paragraph-rsid="002d0581"/>
    </style:style>
    <style:style style:name="P22" style:family="paragraph" style:parent-style-name="Standard">
      <style:text-properties officeooo:rsid="002ea76e" officeooo:paragraph-rsid="002ea76e"/>
    </style:style>
    <style:style style:name="P23" style:family="paragraph" style:parent-style-name="Standard">
      <style:text-properties officeooo:rsid="0030197e" officeooo:paragraph-rsid="0030197e"/>
    </style:style>
    <style:style style:name="P24" style:family="paragraph" style:parent-style-name="Standard">
      <style:text-properties officeooo:rsid="00330294" officeooo:paragraph-rsid="00330294"/>
    </style:style>
    <style:style style:name="P25" style:family="paragraph" style:parent-style-name="Standard">
      <style:text-properties officeooo:rsid="0036dec2" officeooo:paragraph-rsid="0036dec2"/>
    </style:style>
    <style:style style:name="P26" style:family="paragraph" style:parent-style-name="Standard">
      <style:text-properties officeooo:rsid="0039f215" officeooo:paragraph-rsid="0039f215"/>
    </style:style>
    <style:style style:name="P27" style:family="paragraph" style:parent-style-name="Standard">
      <style:text-properties officeooo:rsid="003b4d84" officeooo:paragraph-rsid="003b4d84"/>
    </style:style>
    <style:style style:name="P28" style:family="paragraph" style:parent-style-name="Standard">
      <style:text-properties officeooo:rsid="003d4167" officeooo:paragraph-rsid="003d4167"/>
    </style:style>
    <style:style style:name="P29" style:family="paragraph" style:parent-style-name="Standard">
      <style:text-properties officeooo:rsid="003f23e7" officeooo:paragraph-rsid="003f23e7"/>
    </style:style>
    <style:style style:name="P30" style:family="paragraph" style:parent-style-name="Standard">
      <style:text-properties officeooo:rsid="00410dcf" officeooo:paragraph-rsid="00410dcf"/>
    </style:style>
    <style:style style:name="P31" style:family="paragraph" style:parent-style-name="Standard">
      <style:text-properties officeooo:rsid="0041d5d7" officeooo:paragraph-rsid="0041d5d7"/>
    </style:style>
    <style:style style:name="P32" style:family="paragraph" style:parent-style-name="Preformatted_20_Text">
      <style:text-properties officeooo:rsid="002a154b" officeooo:paragraph-rsid="002a154b"/>
    </style:style>
    <style:style style:name="T1" style:family="text">
      <style:text-properties officeooo:rsid="001a6fa7"/>
    </style:style>
    <style:style style:name="T2" style:family="text">
      <style:text-properties officeooo:rsid="001aea9f"/>
    </style:style>
    <style:style style:name="T3" style:family="text">
      <style:text-properties officeooo:rsid="001c0165"/>
    </style:style>
    <style:style style:name="T4" style:family="text">
      <style:text-properties officeooo:rsid="0027845a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in" loext:border="none"/>
    </style:style>
    <style:style style:name="T7" style:family="text">
      <style:text-properties officeooo:rsid="002abd31"/>
    </style:style>
    <style:style style:name="T8" style:family="text">
      <style:text-properties officeooo:rsid="003410ba"/>
    </style:style>
    <style:style style:name="T9" style:family="text">
      <style:text-properties officeooo:rsid="0039f215"/>
    </style:style>
    <style:style style:name="T10" style:family="text">
      <style:text-properties officeooo:rsid="0042a7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3">(Last) </text:span>Explanation about efficiency of having implicit matrix operators</text:p>
      <text:p text:style-name="P1">2. How to have a printable A*B</text:p>
      <text:p text:style-name="P8">overloaded stream insertion operator. I should think of this is a binary operator</text:p>
      <text:p text:style-name="P8"/>
      <text:p text:style-name="P8">ostream&amp; operator&lt;&lt; (ostream&amp; os, const LinearOperator&amp; A)</text:p>
      <text:p text:style-name="P8">{</text:p>
      <text:p text:style-name="P8">A.print(os);</text:p>
      <text:p text:style-name="P8">return(os);</text:p>
      <text:p text:style-name="P8">}</text:p>
      <text:p text:style-name="P8"/>
      <text:p text:style-name="P8">Handle is a container for a RCP</text:p>
      <text:p text:style-name="P1"/>
      <text:p text:style-name="P11">3. What are the \lambda values called; same for \alpha and \phi</text:p>
      <text:p text:style-name="P12">\lambda – eigenvalues</text:p>
      <text:p text:style-name="P12">\alpha – coefficients of the eigenmodes</text:p>
      <text:p text:style-name="P12">\phi – eigenmodes (or eigenvectors)</text:p>
      <text:p text:style-name="P12"/>
      <text:p text:style-name="P2">4. Role of an hpp file</text:p>
      <text:p text:style-name="P9">Yes, I need a header file. Look at PlayaEpetraMatrixMatrixProduct.hpp</text:p>
      <text:p text:style-name="P9">main needs #include “header.hpp”</text:p>
      <text:p text:style-name="P2"/>
      <text:p text:style-name="P2">5. What is the matrix S called?</text:p>
      <text:p text:style-name="P9">Mass matrix</text:p>
      <text:p text:style-name="P2"/>
      <text:p text:style-name="P2">6. <text:span text:style-name="T3">(Later) </text:span>Reiterate question 2: What I mean is more akin to what we do with PlayaDenseSerialMatrix when we call denseSVD() without an object in SVDTest.cpp\</text:p>
      <text:p text:style-name="P2">7. Purpose of #ifndef HAVE_TEUCHOS_EXPLICIT_INSTANTATION ….</text:p>
      <text:p text:style-name="P10">Yes, I need it. Has to do with templating. It is a pre-processor macro and is set during Trilinos install. The pre-processor macros are stored in Teuchos_config.h (don’t edit)</text:p>
      <text:p text:style-name="P10">When I want to make SerialDenseProductProduct, I want to edit C<text:span text:style-name="T4">M</text:span>akeList.txt, </text:p>
      <text:p text:style-name="P2"/>
      <text:p text:style-name="P3">8. PlayaLinearOperatorDecl.hpp vs PlayaLinearOperatorImpl.hpp</text:p>
      <text:p text:style-name="P4">9. <text:s/><text:span text:style-name="T1">To print out a LinearOperator, do I just need to write a snippet that overloads <text:s/>an ostream&amp; operator&lt;&lt; ?</text:span></text:p>
      <text:p text:style-name="P10">See 2</text:p>
      <text:p text:style-name="P4"/>
      <text:p text:style-name="P5">10. <text:span text:style-name="T2">Response to question 4: I</text:span>s the domain <text:span text:style-name="T2">for constructing S the same as your exodus file? Should my function read in that mesh?</text:span></text:p>
      <text:p text:style-name="P13">There is a way to get the mesh from the exodus file. The name of the class is ExodusReader or something like that. I can give it the mesh because the mesh object is really a handle to a RCP.</text:p>
      <text:p text:style-name="P5"/>
      <text:p text:style-name="P6">11. How do I compile a cpp from the hpp</text:p>
      <text:p text:style-name="P13">This is not a thing. Together they make an -o file that my Makefile handles anyways.</text:p>
      <text:p text:style-name="P7">12. <text:s/>Response to question 3: What do you mean by internals?</text:p>
      <text:p text:style-name="P7">13. <text:s/>Can you elaborate on your response to 6, specifically on what you mean by “the layout of data”?</text:p>
      <text:p text:style-name="P13">Chase the pointers; study EpetraMatrixMatrixProduct.</text:p>
      <text:p text:style-name="P13"/>
      <text:p text:style-name="P14">14. Looking at section 3.2, are we coupled? We have snapshots for velocity and pressure, but it seems like they are not in the same snapshot.</text:p>
      <text:p text:style-name="P15"><text:soft-page-break/>We are using a decoupled approach where we have the same number of them.</text:p>
      <text:p text:style-name="P15"/>
      <text:p text:style-name="P16">Try it on a 2D heat equation. Work on the matrixmatrixproduct for now.</text:p>
      <text:p text:style-name="P16"/>
      <text:p text:style-name="P16"/>
      <text:p text:style-name="P16"/>
      <text:p text:style-name="P17">Search files for a text pattern on linux</text:p>
      <text:p text:style-name="P32"><text:span text:style-name="Source_20_Text"><text:span text:style-name="T5">grep -rnw </text:span></text:span><text:span text:style-name="Source_20_Text"><text:span text:style-name="T6">'/path/to/somewhere/'</text:span></text:span><text:span text:style-name="Source_20_Text"><text:span text:style-name="T5"> -e </text:span></text:span><text:span text:style-name="Source_20_Text"><text:span text:style-name="T6">"pattern"</text:span></text:span></text:p>
      <text:p text:style-name="P17">add l (lower-case L) if I just want the filenames</text:p>
      <text:p text:style-name="P17"/>
      <text:p text:style-name="P17"/>
      <text:p text:style-name="P18">10/3</text:p>
      <text:p text:style-name="P18">1. Is there a real difference between Teuchos::GlobalMPISession session(&amp;argc, &amp;argv); and Sundance::init(&amp;argc,&amp;argv);</text:p>
      <text:p text:style-name="P22">Sundance does a few extra things; so in general use Sundance::init instead</text:p>
      <text:p text:style-name="P18">2. <text:span text:style-name="T7">Why do we want to use Lagrange(2) instead of Lagrange(1)? Both fit the requirement that the degree of the polynomial is at least one less than the number of points.</text:span></text:p>
      <text:p text:style-name="P22">In a NS code, you want to use Lagrange(2) for the velocity because of the LBB stability conditions.</text:p>
      <text:p text:style-name="P19">3. Selecting the number of test/unknown functions</text:p>
      <text:p text:style-name="P22">In the heat equation it is 1 for each. In the NSE, it is the spatial dimension for the velocity block, and 1 for the pressure block. Pick whatever to get this part running.</text:p>
      <text:p text:style-name="P20">4. <text:s text:c="6"/><text:tab/>Sundance::CellFilter interior = new Sundance::MaximalCellFilter(); The documentation says it is an empty constructor. What does it do then?</text:p>
      <text:p text:style-name="P23">LinearProblem does a lot with the interior variable, and it needs an object of MaximalCellFilter type</text:p>
      <text:p text:style-name="P20">5. Documentation for Integral(interior, function, quad);</text:p>
      <text:p text:style-name="P23">Go to files. It is the SundanceIntegral.cpp</text:p>
      <text:p text:style-name="P21">6. Setting up integrand</text:p>
      <text:p text:style-name="P21"/>
      <text:p text:style-name="P22">valgrind – memory allocation debugging. Need to recompile code in debug mode. Look into rebuilding it.</text:p>
      <text:p text:style-name="P22">Horrifying possibility: error only shows up in optimized mode. Probably something simple here though</text:p>
      <text:p text:style-name="P22"/>
      <text:p text:style-name="P24">10/7</text:p>
      <text:p text:style-name="P24">1. With Lagrange(1), verticies are equivalent to nodes. When I work with Lagrange(2), I will have equally spaced nodes between my veritices, for a total of 2nx + 1 basis functions <text:span text:style-name="T8">in 1D</text:span>. For nx = 3, I have 3 vertices and 2 nodes for a total of 5 basis functions. <text:span text:style-name="T8">For higher dimensions, it is number of vertices plus the number of the edges.</text:span></text:p>
      <text:p text:style-name="P24">2. Exodus does assume at least 2D. File extension is “exo”.</text:p>
      <text:p text:style-name="P24">3. Call mesh “testmesh” not “testmesh.ext”</text:p>
      <text:p text:style-name="P24">4. Use TESTFOREXCEPTION(</text:p>
      <text:p text:style-name="P24"/>
      <text:p text:style-name="P24"/>
      <text:p text:style-name="P24"/>
      <text:p text:style-name="P25"><text:span text:style-name="T9">1. </text:span>Since I don’t give MaximalCellFilter() any arguments, how does <text:s text:c="6"/><text:tab/></text:p>
      <text:p text:style-name="P25">Sundance::CellFilter interior = new Sundance::MaximalCellFilter();</text:p>
      <text:p text:style-name="P25">know the dimension of the mesh? The purpose of my question is that I would like to be able to give my function a mesh and have it extrapolate the domain from that for doing some integrals on (for inner products)</text:p>
      <text:p text:style-name="P30"><text:soft-page-break/>A: It does not know the dimension. It can find it out via CellFilter::dimension(mesh). It cannot find the domain for the integral from only the mesh. But if I know I am always doing the interior (which I would be here), I could just tell it that specifically. Then I give the LinearProblem the mesh and other parameters. </text:p>
      <text:p text:style-name="P30"/>
      <text:p text:style-name="P26">2. What is better: creating the LinearProblem in main or in svd?</text:p>
      <text:p text:style-name="P30">A: For now, create the mass matrix S in main and give it to PlayaSVD.cpp. </text:p>
      <text:p text:style-name="P27">3. How do I read in the LinearOperator&lt;double&gt; W from the mesh?</text:p>
      <text:p text:style-name="P30">A: We would need to write code to read that into a dense matrix. </text:p>
      <text:p text:style-name="P28">4. Why do I have to encapsulate everything in my method function in namspace Playa { …. }?</text:p>
      <text:p text:style-name="P30">A: I don’t have to. I could also use using namespace Playa or Playa:: everything. There is not an advantage either way inside a source file</text:p>
      <text:p text:style-name="P29">5. Why can I not pass Wt*S*W as A into denseSVD?</text:p>
      <text:p text:style-name="P31"><text:span text:style-name="T10">A: </text:span>Both versions return a LinearOperator. Wt*S*W has an underlying ComposedOperator, where as using my function twice has an underlying DenseSerialMatrix, which is what denseSVD is expecting.</text:p>
      <text:p text:style-name="P29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6:03:08.133910099</meta:creation-date>
    <meta:editing-duration>P11DT4H3M7S</meta:editing-duration>
    <meta:editing-cycles>15</meta:editing-cycles>
    <meta:generator>LibreOffice/5.1.4.2$Linux_X86_64 LibreOffice_project/10m0$Build-2</meta:generator>
    <dc:date>2016-10-10T13:30:27.968899199</dc:date>
    <meta:document-statistic meta:table-count="0" meta:image-count="0" meta:object-count="0" meta:page-count="3" meta:paragraph-count="69" meta:word-count="929" meta:character-count="5465" meta:non-whitespace-character-count="4578"/>
  </office:meta>
</office:document-meta>
</file>